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586cm" fo:padding-top="0.13cm" fo:padding-bottom="0.13cm" fo:padding-left="0.25cm" fo:padding-right="0.25cm" fo:wrap-option="no-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666cm" fo:padding-top="0.13cm" fo:padding-bottom="0.13cm" fo:padding-left="0.25cm" fo:padding-right="0.25cm" fo:wrap-option="no-wrap" draw:shadow="hidden" draw:shadow-color="#cecece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e6e24c" draw:fill-gradient-name="Gradient_20_1" draw:textarea-horizontal-align="justify" draw:textarea-vertical-align="top" draw:auto-grow-height="true" fo:min-height="1.645cm" fo:padding-top="0.13cm" fo:padding-bottom="0.13cm" fo:padding-left="0.25cm" fo:padding-right="0.25cm" fo:wrap-option="no-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621cm" fo:padding-top="0.13cm" fo:padding-bottom="0.13cm" fo:padding-left="0.25cm" fo:padding-right="0.25cm" fo:wrap-option="no-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cccc00" draw:fill-gradient-name="Gradient_20_1" draw:textarea-horizontal-align="justify" draw:textarea-vertical-align="top" draw:auto-grow-height="true" fo:min-height="1.602cm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dash" draw:stroke-dash="Fine_20_Dashed_20__28_var_29_" svg:stroke-width="0.076cm" svg:stroke-color="#000000" draw:marker-start="Arrowheads_20_26" draw:marker-start-width="0.271cm" draw:marker-start-center="false" draw:marker-end-width="0.261cm" draw:stroke-linejoin="miter" draw:fill="none" draw:fill-color="#ffffff" draw:textarea-horizontal-align="left" draw:textarea-vertical-align="top" draw:auto-grow-height="false" fo:padding-top="0.15cm" fo:padding-bottom="0.15cm" fo:padding-left="0.27cm" fo:padding-right="0.27cm" fo:wrap-option="no-wrap" draw:shadow="hidden" draw:shadow-color="#cecece"/>
    </style:style>
    <style:style style:name="gr7" style:family="graphic" style:parent-style-name="standard">
      <style:graphic-properties draw:stroke="solid" draw:stroke-dash="Ultrafine_20_Dashe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603cm" fo:padding-top="0.13cm" fo:padding-bottom="0.13cm" fo:padding-left="0.25cm" fo:padding-right="0.25cm" fo:wrap-option="no-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no-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margin-top="0.308cm" fo:margin-bottom="0cm" fo:line-height="100%" text:enable-numbering="false" fo:text-indent="0cm"/>
    </style:style>
    <style:style style:name="P4" style:family="paragraph">
      <style:paragraph-properties fo:margin-left="0cm" fo:margin-right="0cm" fo:margin-top="0.308cm" fo:margin-bottom="0cm" fo:line-height="100%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font-family="Arial" style:font-pitch="variable" fo:font-size="12pt" fo:language="en" fo:country="US" style:font-size-asian="12pt" style:font-size-complex="12pt"/>
    </style:style>
    <style:style style:name="T3" style:family="text">
      <style:text-properties fo:color="#cc3300" fo:font-family="Arial" style:font-pitch="variable" fo:font-size="12pt" fo:language="en" fo:country="US" style:font-size-asian="12pt" style:font-size-complex="12pt"/>
    </style:style>
    <style:style style:name="T4" style:family="text">
      <style:text-properties fo:font-family="Arial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YANG Tool Development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>
          <draw:text-box>
            <text:p text:style-name="P1">Cooked Modules</text:p>
          </draw:text-box>
        </draw:frame>
        <draw:custom-shape draw:style-name="gr1" draw:text-style-name="P4" draw:layer="layout" svg:width="4.089cm" svg:height="1.846cm" svg:x="9.568cm" svg:y="5.178cm">
          <text:p text:style-name="P3"><text:span text:style-name="T1"><text:s text:c="2"/></text:span><text:span text:style-name="T2"><text:s/></text:span><text:span text:style-name="T3">Platform X</text:span></text:p>
          <text:p text:style-name="P3"><text:span text:style-name="T2"><text:s/></text:span><text:span text:style-name="T2">Enabled Features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495cm" svg:height="1.926cm" svg:x="2.962cm" svg:y="8.945cm">
          <text:p text:style-name="P3"><text:span text:style-name="T4">YANG module</text:span><text:span text:style-name="T4"><text:line-break/></text:span><text:span text:style-name="T4">(common source)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4.162cm" svg:height="1.926cm" svg:x="9.655cm" svg:y="8.946cm">
          <text:p text:style-name="P3"><text:span text:style-name="T4"><text:line-break/></text:span><text:span text:style-name="T4"> <text:s/></text:span><text:span text:style-name="T4">YANG merge</text:span><text:span text:style-name="T4"><text:line-break/></text:span><text:span text:style-name="T4"/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4.089cm" svg:height="1.846cm" svg:x="15.257cm" svg:y="5.092cm">
          <text:p text:style-name="P3"><text:span text:style-name="T1"><text:s text:c="2"/></text:span><text:span text:style-name="T2"><text:s/></text:span><text:span text:style-name="T3">Platform X</text:span></text:p>
          <text:p text:style-name="P3"><text:span text:style-name="T2"><text:s/></text:span><text:span text:style-name="T2">Object Deviations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4.648cm" svg:height="1.881cm" svg:x="3.667cm" svg:y="12.691cm">
          <text:p text:style-name="P3"><text:span text:style-name="T1"><text:s text:c="2"/></text:span><text:span text:style-name="T2"><text:s/></text:span><text:span text:style-name="T3">Platform X</text:span></text:p>
          <text:p text:style-name="P3"><text:span text:style-name="T2"><text:s/></text:span><text:span text:style-name="T2">Enabled <text:s/>Capabilities</text:span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4.089cm" svg:height="1.846cm" svg:x="15.261cm" svg:y="12.781cm">
          <text:p text:style-name="P3"><text:span text:style-name="T1"><text:s text:c="2"/></text:span><text:span text:style-name="T2"><text:s/></text:span><text:span text:style-name="T3">Platform X</text:span></text:p>
          <text:p text:style-name="P3"><text:span text:style-name="T2"><text:s/></text:span><text:span text:style-name="T2">XPath Variables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4.162cm" svg:height="1.862cm" svg:x="15.978cm" svg:y="8.929cm">
          <text:p text:style-name="P3"><text:span text:style-name="T4">Exact module</text:span><text:span text:style-name="T4"><text:line-break/></text:span><text:span text:style-name="T4">for platform X</text:span></text:p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15.957cm" svg:y1="9.872cm" svg:x2="13.908cm" svg:y2="9.872cm">
          <text:p text:style-name="P6"/>
        </draw:line>
        <draw:line draw:style-name="gr7" draw:text-style-name="P5" draw:layer="layout" svg:x1="10.385cm" svg:y1="11.043cm" svg:x2="7.543cm" svg:y2="12.565cm">
          <text:p text:style-name="P6"/>
        </draw:line>
        <draw:line draw:style-name="gr7" draw:text-style-name="P5" draw:layer="layout" svg:x1="12.952cm" svg:y1="11.061cm" svg:x2="16.362cm" svg:y2="12.681cm">
          <text:p text:style-name="P6"/>
        </draw:line>
        <draw:line draw:style-name="gr7" draw:text-style-name="P5" draw:layer="layout" svg:x1="9.958cm" svg:y1="8.727cm" svg:x2="7.755cm" svg:y2="7.241cm">
          <text:p text:style-name="P6"/>
        </draw:line>
        <draw:line draw:style-name="gr7" draw:text-style-name="P5" draw:layer="layout" svg:x1="12.768cm" svg:y1="8.768cm" svg:x2="15.368cm" svg:y2="7.009cm">
          <text:p text:style-name="P6"/>
        </draw:line>
        <draw:frame draw:style-name="gr8" draw:layer="layout" svg:width="16.644cm" svg:height="1.187cm" svg:x="3.837cm" svg:y="16.402cm">
          <draw:text-box>
            <text:p text:style-name="P6">Platform-specific schema created automatically</text:p>
          </draw:text-box>
        </draw:frame>
        <draw:custom-shape draw:style-name="gr9" draw:text-style-name="P4" draw:layer="layout" svg:width="4.591cm" svg:height="1.863cm" svg:x="3.455cm" svg:y="5.23cm">
          <text:p text:style-name="P3"><text:span text:style-name="T1"><text:s text:c="2"/></text:span><text:span text:style-name="T2"><text:s/></text:span><text:span text:style-name="T3">Platform X</text:span></text:p>
          <text:p text:style-name="P3"><text:span text:style-name="T2">Language Extensions</text:span></text:p>
          <draw:enhanced-geometry svg:viewBox="0 0 21600 21600" draw:type="mso-spt202" draw:enhanced-path="M 0 0 L 21600 0 21600 21600 0 21600 0 0 Z N"/>
        </draw:custom-shape>
        <draw:line draw:style-name="gr7" draw:text-style-name="P5" draw:layer="layout" svg:x1="11.565cm" svg:y1="8.822cm" svg:x2="11.578cm" svg:y2="7.15cm">
          <text:p text:style-name="P6"/>
        </draw:line>
        <draw:custom-shape draw:style-name="gr1" draw:text-style-name="P4" draw:layer="layout" svg:width="4.089cm" svg:height="1.846cm" svg:x="9.735cm" svg:y="12.754cm">
          <text:p text:style-name="P3"><text:span text:style-name="T1"><text:s text:c="2"/></text:span><text:span text:style-name="T2"><text:s/></text:span><text:span text:style-name="T3">Platform X</text:span></text:p>
          <text:p text:style-name="P3"><text:span text:style-name="T2"><text:s/></text:span><text:span text:style-name="T2">Module Revision</text:span></text:p>
          <draw:enhanced-geometry svg:viewBox="0 0 21600 21600" draw:type="mso-spt202" draw:enhanced-path="M 0 0 L 21600 0 21600 21600 0 21600 0 0 Z N"/>
        </draw:custom-shape>
        <draw:line draw:style-name="gr7" draw:text-style-name="P5" draw:layer="layout" svg:x1="11.654cm" svg:y1="10.924cm" svg:x2="11.654cm" svg:y2="12.615cm">
          <text:p text:style-name="P6"/>
        </draw:line>
        <draw:line draw:style-name="gr6" draw:text-style-name="P5" draw:layer="layout" svg:x1="9.61cm" svg:y1="9.889cm" svg:x2="7.561cm" svg:y2="9.889cm">
          <text:p text:style-name="P6"/>
        </draw:lin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2" draw:text-style-name="P6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Arrowheads_20_26" draw:display-name="Arrowheads 26" svg:viewBox="0 0 210 210" svg:d="m105 0 105 210h-21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016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968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wrap" draw:shadow="hidden" draw:shadow-color="#919191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fo:text-align="end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pitch="variable" fo:font-size="14pt" style:font-size-asian="14pt" style:font-size-complex="14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gr1" draw:text-style-name="P1" draw:layer="backgroundobjects" svg:width="8.418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18cm" svg:height="1.288cm" svg:x="10.9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18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18cm" svg:height="1.288cm" svg:x="10.981cm" svg:y="24.49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pr1" draw:text-style-name="P4" draw:layer="backgroundobjects" svg:width="8.044cm" svg:height="0.849cm" svg:x="8.678cm" svg:y="17.356cm" presentation:class="footer">
        <draw:text-box>
          <text:p text:style-name="P4"><text:span text:style-name="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gr4" draw:text-style-name="P5" draw:layer="backgroundobjects" svg:x1="2.756cm" svg:y1="3.81cm" svg:x2="22.648cm" svg:y2="3.81cm">
        <text:p/>
      </draw:line>
      <draw:frame presentation:style-name="Default-outline1" draw:layer="backgroundobjects" svg:width="19.896cm" svg:height="13.124cm" svg:x="2.752cm" svg:y="3.80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5" draw:text-style-name="P6" draw:layer="backgroundobjects" svg:width="19.4cm" svg:height="25.78cm" svg:x="0cm" svg:y="0cm">
          <text:p/>
        </draw:rect>
        <draw:frame presentation:style-name="pr2" draw:text-style-name="P7" draw:layer="backgroundobjects" svg:width="8.409cm" svg:height="1.293cm" svg:x="-0.001cm" svg:y="-0.004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41cm" svg:height="1.293cm" svg:x="10.993cm" svg:y="-0.004cm" presentation:class="date-time">
          <draw:text-box>
            <text:p text:style-name="P8"><text:span text:style-name="T3"><presentation:date-time/></text:span></text:p>
          </draw:text-box>
        </draw:frame>
        <draw:frame presentation:style-name="pr3" draw:text-style-name="P7" draw:layer="backgroundobjects" svg:width="8.409cm" svg:height="1.293cm" svg:x="-0.001cm" svg:y="24.491cm" presentation:class="footer">
          <draw:text-box>
            <text:p text:style-name="P7"><text:span text:style-name="T3"><presentation:footer/></text:span></text:p>
          </draw:text-box>
        </draw:frame>
        <draw:frame presentation:style-name="pr3" draw:text-style-name="P8" draw:layer="backgroundobjects" svg:width="8.41cm" svg:height="1.293cm" svg:x="10.993cm" svg:y="24.491cm" presentation:class="page-number">
          <draw:text-box>
            <text:p text:style-name="P8"><text:span text:style-name="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gr6" draw:text-style-name="P3" draw:layer="backgroundobjects" svg:width="1.072cm" svg:height="0.82cm" svg:x="18.115cm" svg:y="24.685cm">
          <text:p text:style-name="P9"><text:span text:style-name="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NETCONF Agenda</dc:title>
    <meta:initial-creator>ABB</meta:initial-creator>
    <meta:creation-date>1996-03-04T22:05:50</meta:creation-date>
    <dc:creator>Andy Bierman</dc:creator>
    <dc:date>2009-04-02T19:03:17</dc:date>
    <meta:print-date>2000-12-09T21:37:10</meta:print-date>
    <meta:editing-cycles>619</meta:editing-cycles>
    <meta:editing-duration>P39DT21H1M6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